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66.83pt" svg:y="37.64pt">
            <loext:p draw:notify-on-update-of-ranges="Sheet1.B1:Sheet1.D1 Sheet1.A3:Sheet1.A3 Sheet1.B3:Sheet1.D3 Sheet1.A2:Sheet1.A2 Sheet1.B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362.15pt" svg:y="351.61pt">
            <loext:p draw:notify-on-update-of-ranges="Sheet1.A26:Sheet1.A26 Sheet1.B26:Sheet1.D26 Sheet1.A27:Sheet1.A27 Sheet1.B27:Sheet1.D27 Sheet1.A28:Sheet1.A28 Sheet1.B28:Sheet1.D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Kruskal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64" calcext:value-type="float">
            <text:p>0.0064</text:p>
          </table:table-cell>
        </table:table-row>
        <table:table-row table:style-name="ro1">
          <table:table-cell table:style-name="ce1" office:value-type="string" calcext:value-type="string">
            <text:p>Prim</text:p>
          </table:table-cell>
          <table:table-cell table:style-name="ce1" office:value-type="float" office:value="0.00023" calcext:value-type="float">
            <text:p>0.00023</text:p>
          </table:table-cell>
          <table:table-cell table:style-name="ce1" office:value-type="float" office:value="0.0024" calcext:value-type="float">
            <text:p>0.0024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Kruskal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58" calcext:value-type="float">
            <text:p>0.0058</text:p>
          </table:table-cell>
        </table:table-row>
        <table:table-row table:style-name="ro1">
          <table:table-cell table:style-name="ce1" office:value-type="string" calcext:value-type="string">
            <text:p>Prim</text:p>
          </table:table-cell>
          <table:table-cell table:style-name="ce1" office:value-type="float" office:value="0.00008" calcext:value-type="float">
            <text:p>0.00008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32" calcext:value-type="float">
            <text:p>0.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23:30:28.31525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1-20T23:30:39.036996348</meta:creation-date>
    <meta:editing-duration>PT15M22S</meta:editing-duration>
    <meta:editing-cycles>3</meta:editing-cycles>
    <meta:generator>LibreOffice/5.1.4.2$Linux_X86_64 LibreOffice_project/10m0$Build-2</meta:generator>
    <dc:date>2017-01-20T23:45:51.676777581</dc:date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row-mapping="1 0" chart:style-name="ch1">
        <chart:title svg:x="6.368cm" svg:y="0.316cm" chart:style-name="ch2">
          <text:p>Cazul Favorabil</text:p>
        </chart:title>
        <chart:legend chart:legend-position="end" svg:x="13.49cm" svg:y="3.954cm" style:legend-expansion="high" chart:style-name="ch3"/>
        <chart:plot-area chart:style-name="ch4" table:cell-range-address="Sheet1.A1:Sheet1.D3" chart:data-source-has-labels="both" svg:x="0.319cm" svg:y="1.249cm" svg:width="12.85cm" svg:height="7.548cm">
          <chartooo:coordinate-region svg:x="1.231cm" svg:y="1.448cm" svg:width="11.566cm" svg:height="6.702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line">
            <chart:data-point chart:repeated="3"/>
          </chart:series>
          <chart:series chart:style-name="ch8" chart:values-cell-range-address="Sheet1.B2:Sheet1.D2" chart:label-cell-address="Sheet1.A2:Sheet1.A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D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</text:p>
                <draw:g>
                  <svg:desc>Sheet1.A3:Sheet1.A3</svg:desc>
                </draw:g>
              </table:table-cell>
              <table:table-cell office:value-type="float" office:value="0.00023">
                <text:p>0.00023</text:p>
                <draw:g>
                  <svg:desc>Sheet1.B3:Sheet1.D3</svg:desc>
                </draw:g>
              </table:table-cell>
              <table:table-cell office:value-type="float" office:value="0.0024">
                <text:p>0.0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Kruskal</text:p>
                <draw:g>
                  <svg:desc>Sheet1.A2:Sheet1.A2</svg:desc>
                </draw:g>
              </table:table-cell>
              <table:table-cell office:value-type="float" office:value="0.0009">
                <text:p>0.0009</text:p>
                <draw:g>
                  <svg:desc>Sheet1.B2:Sheet1.D2</svg:desc>
                </draw:g>
              </table:table-cell>
              <table:table-cell office:value-type="float" office:value="0.0016">
                <text:p>0.0016</text:p>
              </table:table-cell>
              <table:table-cell office:value-type="float" office:value="0.0064">
                <text:p>0.0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85cm" svg:y="0.316cm" chart:style-name="ch2">
          <text:p>Cazul Mediu</text:p>
        </chart:title>
        <chart:legend chart:legend-position="end" svg:x="13.49cm" svg:y="3.955cm" style:legend-expansion="high" chart:style-name="ch3"/>
        <chart:plot-area chart:style-name="ch4" table:cell-range-address="Sheet1.A26:Sheet1.D28" chart:data-source-has-labels="both" svg:x="0.319cm" svg:y="1.275cm" svg:width="12.852cm" svg:height="7.551cm">
          <chartooo:coordinate-region svg:x="1.417cm" svg:y="1.475cm" svg:width="11.382cm" svg:height="6.704cm"/>
          <chart:axis chart:dimension="x" chart:name="primary-x" chart:style-name="ch5" chartooo:axis-type="auto">
            <chartooo:date-scale/>
            <chart:categories table:cell-range-address="Sheet1.B26:Sheet1.D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D27" chart:label-cell-address="Sheet1.A27:Sheet1.A27" chart:class="chart:line">
            <chart:data-point chart:repeated="3"/>
          </chart:series>
          <chart:series chart:style-name="ch8" chart:values-cell-range-address="Sheet1.B28:Sheet1.D28" chart:label-cell-address="Sheet1.A28:Sheet1.A28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6:Sheet1.D2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Kruskal</text:p>
                <draw:g>
                  <svg:desc>Sheet1.A27:Sheet1.A27</svg:desc>
                </draw:g>
              </table:table-cell>
              <table:table-cell office:value-type="float" office:value="0.0015">
                <text:p>0.0015</text:p>
                <draw:g>
                  <svg:desc>Sheet1.B27:Sheet1.D27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Prim</text:p>
                <draw:g>
                  <svg:desc>Sheet1.A28:Sheet1.A28</svg:desc>
                </draw:g>
              </table:table-cell>
              <table:table-cell office:value-type="float" office:value="0.00008">
                <text:p>0.00008</text:p>
                <draw:g>
                  <svg:desc>Sheet1.B28:Sheet1.D28</svg:desc>
                </draw:g>
              </table:table-cell>
              <table:table-cell office:value-type="float" office:value="0.0018">
                <text:p>0.0018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